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 mathvariant="italic">y'''</mi>
              <mo stretchy="false">+</mo>
              <mi>6y''</mi>
              <mo stretchy="false">−</mo>
              <mi>11y'</mi>
              <mo stretchy="false">+</mo>
              <mi>6y</mi>
            </mrow>
            <mrow>
              <mspace width="2em"/>
              <mo stretchy="false">=</mo>
              <mspace width="2em"/>
            </mrow>
            <mrow>
              <mi>3x''</mi>
              <mo stretchy="false">+</mo>
              <mi>7x'</mi>
              <mo stretchy="false">+</mo>
              <mi>5x</mi>
            </mrow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i mathvariant="italic">s³</mi>
                    <mo stretchy="false">+</mo>
                    <mi>6s²</mi>
                    <mo stretchy="false">−</mo>
                    <mi>11s</mi>
                    <mo stretchy="false">+</mo>
                    <mi mathvariant="normal">6</mi>
                  </mrow>
                </mrow>
              </mrow>
              <mo fence="true" form="postfix" stretchy="true">)</mo>
            </mrow>
            <mi>Y</mi>
            <mrow>
              <mo fence="true" form="prefix" stretchy="true">(</mo>
              <mrow>
                <mrow>
                  <mi>s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i>3s²</mi>
                    <mo stretchy="false">+</mo>
                    <mi>7s</mi>
                    <mo stretchy="false">+</mo>
                    <mi mathvariant="normal">5</mi>
                  </mrow>
                </mrow>
              </mrow>
              <mo fence="true" form="postfix" stretchy="true">)</mo>
            </mrow>
            <mi>X</mi>
            <mrow>
              <mo fence="true" form="prefix" stretchy="true">(</mo>
              <mrow>
                <mrow>
                  <mi>s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H</mi>
            <mrow>
              <mrow>
                <mo fence="true" form="prefix" stretchy="true">(</mo>
                <mrow>
                  <mrow>
                    <mi>s</mi>
                  </mrow>
                </mrow>
                <mo fence="true" form="postfix" stretchy="true">)</mo>
              </mrow>
              <mo stretchy="false">=</mo>
              <mspace width="2em"/>
            </mrow>
            <mfrac>
              <mrow>
                <mi>Y</mi>
                <mrow>
                  <mo fence="true" form="prefix" stretchy="true">(</mo>
                  <mrow>
                    <mrow>
                      <mi>s</mi>
                    </mrow>
                  </mrow>
                  <mo fence="true" form="postfix" stretchy="true">)</mo>
                </mrow>
              </mrow>
              <mrow>
                <mi>X</mi>
                <mrow>
                  <mo fence="true" form="prefix" stretchy="true">(</mo>
                  <mrow>
                    <mrow>
                      <mi>s</mi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  <mfrac>
              <mrow>
                <mn>3</mn>
                <mi>s</mi>
                <mrow>
                  <mn>²</mn>
                  <mo stretchy="false">+</mo>
                  <mn>7</mn>
                </mrow>
                <mrow>
                  <mi>s</mi>
                  <mo stretchy="false">+</mo>
                  <mn>5</mn>
                </mrow>
              </mrow>
              <mrow>
                <mi>s</mi>
                <mrow>
                  <mn>³</mn>
                  <mo stretchy="false">+</mo>
                  <mn>6</mn>
                </mrow>
                <mi>s</mi>
                <mrow>
                  <mn>²</mn>
                  <mo stretchy="false">−</mo>
                  <mn>11</mn>
                </mrow>
                <mrow>
                  <mi>s</mi>
                  <mo stretchy="false">+</mo>
                  <mn>6</mn>
                </mrow>
              </mrow>
            </mfrac>
          </mrow>
        </mtd>
      </mtr>
    </mtable>
    <annotation encoding="StarMath 5.0">{ { { { y''' + 6y'' } - 11y' } + 6y } { ~ = ~ } { { 3x'' + 7x' } + 5x } } newline { } newline { left ( { { { s³ + 6s² } - 11s } + 6 } right ) Y left ( s right ) { ~ = ~ } left ( { { 3s² + 7s } + 5 } right ) X left ( s right ) } newline { } newline { H { left ( s right ) = ~ } { { Y left ( s right ) } over { X left ( s right ) } } { ~ = ~ } { { 3 s { ² + 7 } { s + 5 } } over { s { ³ + 6 } s { ² - 11 } { s + 6 } } }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1:24:51.396000000</meta:creation-date>
    <dc:date>2024-10-23T21:27:13.301000000</dc:date>
    <meta:editing-duration>PT2M22S</meta:editing-duration>
    <meta:editing-cycles>1</meta:editing-cycles>
    <meta:generator>LibreOffice/24.2.3.2$Windows_X86_64 LibreOffice_project/433d9c2ded56988e8a90e6b2e771ee4e6a5ab2ba</meta:generator>
  </office:meta>
</office:document-meta>
</file>